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581ae" officeooo:paragraph-rsid="0014e904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16f384" officeooo:paragraph-rsid="0014e904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6b3c7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oe</text:p>
      <text:p text:style-name="P1">El libro que yo elegí es l<text:span text:style-name="T1">e </text:span>que se llama Dormir. Se trata de muchas camas <text:span text:style-name="T1">antibuas </text:span>y las que usaban los <text:span text:style-name="T1">relles </text:span>por <text:span text:style-name="T1">engenplo </text:span>los indios dormían en el piso las <text:span text:style-name="T1">almuadas </text:span>eran de <text:span text:style-name="T1">rrocas </text:span>se tapaban con pieles de animales.<office:annotation><dc:creator>Autor desconocido</dc:creator><dc:date>2018-05-03T09:58:35</dc:date><text:p text:style-name="P3"><text:span text:style-name="T3">En este fragmento faltan signos de puntuación. Fijate si podés poner comas o algún punto,</text:span></text:p></office:annotation></text:p>
      <text:p text:style-name="P1">Te lo recomiendo para que lo leas y <text:span text:style-name="T1">disfrotes</text:span><text:span text:style-name="T1"><office:annotation><dc:creator>Autor desconocido</dc:creator><dc:date>2018-05-03T10:00:48</dc:date><text:p text:style-name="P3"><text:span text:style-name="T3">Las palabras remarcadas con color están mal escritas. Corregilas. Podés buscar las palabras en el texto que leíste</text:span></text:p></office:annotation></text:span>, aprendar de l<text:span text:style-name="T2">a</text:span>s camas de antes.<office:annotation><dc:creator>Autor desconocido</dc:creator><dc:date>2018-05-03T10:05:25</dc:date><text:p text:style-name="P3"><text:span text:style-name="T4">Revisá esta oración y corregí lo que consideres necesario para que se entienda mejor.</text:span></text:p></office:annotatio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3:00:13.367342144</meta:creation-date>
    <dc:date>2018-05-09T23:01:04.138558031</dc:date>
    <meta:editing-duration>PT51S</meta:editing-duration>
    <meta:editing-cycles>1</meta:editing-cycles>
    <meta:document-statistic meta:table-count="0" meta:image-count="0" meta:object-count="0" meta:page-count="1" meta:paragraph-count="3" meta:word-count="58" meta:character-count="297" meta:non-whitespace-character-count="242"/>
    <meta:generator>LibreOffice/5.1.6.2$Linux_X86_64 LibreOffice_project/10m0$Build-2</meta:generator>
  </office:meta>
</office:document-meta>
</file>